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17" svg:font-family="F17" style:font-family-generic="swiss"/>
    <style:font-face style:name="F18" svg:font-family="F18" style:font-family-generic="swiss"/>
    <style:font-face style:name="F19" svg:font-family="F19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text-autospace="none"/>
      <style:text-properties style:font-name="Arial"/>
    </style:style>
    <style:style style:name="P2" style:family="paragraph" style:parent-style-name="Standard">
      <style:paragraph-properties fo:line-height="150%" fo:text-align="center" style:justify-single-word="false" style:text-autospace="none"/>
      <style:text-properties style:font-name="Arial" fo:font-size="12pt" fo:font-style="italic" style:font-name-asian="F19" style:font-size-asian="12pt" style:font-style-asian="italic" style:font-name-complex="F19" style:font-size-complex="12pt" style:font-style-complex="italic"/>
    </style:style>
    <style:style style:name="P3" style:family="paragraph" style:parent-style-name="Standard">
      <style:paragraph-properties fo:line-height="150%" fo:text-align="justify" style:justify-single-word="false" style:text-autospace="none"/>
      <style:text-properties style:font-name="Arial" fo:font-size="12pt" fo:font-style="italic" style:font-name-asian="F19" style:font-size-asian="12pt" style:font-style-asian="italic" style:font-name-complex="F19" style:font-size-complex="12pt" style:font-style-complex="italic"/>
    </style:style>
    <style:style style:name="P4" style:family="paragraph" style:parent-style-name="Standard">
      <style:paragraph-properties fo:line-height="200%" fo:text-align="justify" style:justify-single-word="false" style:text-autospace="none"/>
      <style:text-properties style:font-name="Arial" fo:font-size="12pt" fo:font-style="italic" style:font-name-asian="F19" style:font-size-asian="12pt" style:font-style-asian="italic" style:font-name-complex="F19" style:font-size-complex="12pt" style:font-style-complex="italic"/>
    </style:style>
    <style:style style:name="P5" style:family="paragraph" style:parent-style-name="Standard">
      <style:paragraph-properties fo:line-height="200%" fo:text-align="start" style:justify-single-word="false" style:text-autospace="none"/>
      <style:text-properties style:font-name="Arial" fo:font-size="12pt" fo:font-style="italic" style:font-name-asian="F19" style:font-size-asian="12pt" style:font-style-asian="italic" style:font-name-complex="F19" style:font-size-complex="12pt" style:font-style-complex="italic"/>
    </style:style>
    <style:style style:name="P6" style:family="paragraph" style:parent-style-name="Standard">
      <style:paragraph-properties fo:line-height="200%" fo:text-align="start" style:justify-single-word="false" style:text-autospace="none"/>
      <style:text-properties style:font-name="Arial" fo:font-size="12pt" fo:font-style="italic" fo:font-weight="bold" style:font-name-asian="F19" style:font-size-asian="12pt" style:font-style-asian="italic" style:font-weight-asian="bold" style:font-name-complex="F19" style:font-size-complex="12pt" style:font-style-complex="italic" style:font-weight-complex="bold"/>
    </style:style>
    <style:style style:name="P7" style:family="paragraph" style:parent-style-name="Standard">
      <style:paragraph-properties fo:line-height="200%" fo:text-align="start" style:justify-single-word="false" style:text-autospace="none"/>
      <style:text-properties style:font-name="Arial" fo:font-size="12pt" fo:font-style="italic" fo:font-weight="normal" style:font-name-asian="F19" style:font-size-asian="12pt" style:font-style-asian="italic" style:font-weight-asian="normal" style:font-name-complex="F19" style:font-size-complex="12pt" style:font-style-complex="italic" style:font-weight-complex="normal"/>
    </style:style>
    <style:style style:name="P8" style:family="paragraph" style:parent-style-name="Standard">
      <style:paragraph-properties fo:line-height="200%" fo:text-align="start" style:justify-single-word="false" style:text-autospace="none"/>
      <style:text-properties style:font-name="Arial" fo:font-size="12pt" fo:font-style="normal" style:font-name-asian="F19" style:font-size-asian="12pt" style:font-style-asian="normal" style:font-name-complex="F19" style:font-size-complex="12pt" style:font-style-complex="normal"/>
    </style:style>
    <style:style style:name="P9" style:family="paragraph" style:parent-style-name="Standard">
      <style:paragraph-properties fo:line-height="200%" fo:text-align="start" style:justify-single-word="false" style:text-autospace="none"/>
      <style:text-properties style:font-name="Arial" fo:font-size="12pt" fo:font-style="normal" fo:font-weight="bold" style:font-name-asian="F19" style:font-size-asian="12pt" style:font-style-asian="normal" style:font-weight-asian="bold" style:font-name-complex="F19" style:font-size-complex="12pt" style:font-style-complex="normal" style:font-weight-complex="bold"/>
    </style:style>
    <style:style style:name="P10" style:family="paragraph" style:parent-style-name="Standard">
      <style:paragraph-properties fo:line-height="200%" fo:text-align="start" style:justify-single-word="false" style:text-autospace="none"/>
      <style:text-properties style:font-name="Arial" fo:font-size="12pt" fo:font-style="normal" fo:font-weight="normal" style:font-name-asian="F19" style:font-size-asian="12pt" style:font-style-asian="normal" style:font-weight-asian="normal" style:font-name-complex="F19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 style:text-autospace="none"/>
      <style:text-properties style:font-name="Bookman Old Style" fo:font-size="10.5pt" fo:font-style="normal" fo:font-weight="normal" style:font-name-asian="F19" style:font-size-asian="10.5pt" style:font-style-asian="normal" style:font-weight-asian="normal" style:font-name-complex="F19" style:font-size-complex="10.5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 style:text-autospace="none"/>
      <style:text-properties style:font-name="Bookman Old Style" fo:font-size="10.5pt" style:font-name-asian="F17" style:font-size-asian="10.5pt" style:font-name-complex="F17" style:font-size-complex="10.5pt"/>
    </style:style>
    <style:style style:name="P13" style:family="paragraph" style:parent-style-name="Standard">
      <style:paragraph-properties fo:line-height="100%" fo:text-align="center" style:justify-single-word="false" style:text-autospace="none"/>
      <style:text-properties style:font-name="Bookman Old Style" fo:font-size="17pt" fo:font-weight="bold" style:font-name-asian="F18" style:font-size-asian="17pt" style:font-weight-asian="bold" style:font-name-complex="F18" style:font-size-complex="17pt" style:font-weight-complex="bold"/>
    </style:style>
    <style:style style:name="P14" style:family="paragraph" style:parent-style-name="Standard" style:list-style-name="L1">
      <style:paragraph-properties fo:line-height="200%" fo:text-align="start" style:justify-single-word="false" style:text-autospace="none"/>
      <style:text-properties style:font-name="Arial" fo:font-size="12pt" fo:font-style="normal" fo:font-weight="bold" style:font-name-asian="F19" style:font-size-asian="12pt" style:font-style-asian="normal" style:font-weight-asian="bold" style:font-name-complex="F19" style:font-size-complex="12pt" style:font-style-complex="normal" style:font-weight-complex="bold"/>
    </style:style>
    <style:style style:name="P15" style:family="paragraph" style:parent-style-name="Standard">
      <style:paragraph-properties fo:line-height="200%" fo:text-align="start" style:justify-single-word="false" style:text-autospace="none"/>
      <style:text-properties style:font-name="Arial" fo:font-size="12pt" fo:font-style="normal" fo:font-weight="bold" style:font-name-asian="F19" style:font-size-asian="12pt" style:font-style-asian="normal" style:font-weight-asian="bold" style:font-name-complex="F19" style:font-size-complex="12pt" style:font-style-complex="normal" style:font-weight-complex="bold"/>
    </style:style>
    <style:style style:name="P16" style:family="paragraph" style:parent-style-name="Standard" style:list-style-name="L1">
      <style:paragraph-properties fo:line-height="200%" fo:text-align="start" style:justify-single-word="false" style:text-autospace="none"/>
      <style:text-properties style:font-name="Arial" fo:font-size="12pt" fo:font-style="normal" fo:font-weight="normal" style:font-name-asian="F19" style:font-size-asian="12pt" style:font-style-asian="normal" style:font-weight-asian="normal" style:font-name-complex="F19" style:font-size-complex="12pt" style:font-style-complex="normal" style:font-weight-complex="normal"/>
    </style:style>
    <style:style style:name="P17" style:family="paragraph" style:parent-style-name="Standard">
      <style:paragraph-properties fo:line-height="200%" fo:text-align="start" style:justify-single-word="false" style:text-autospace="none"/>
      <style:text-properties style:font-name="Arial" fo:font-size="12pt" fo:font-style="italic" fo:font-weight="bold" style:font-name-asian="F19" style:font-size-asian="12pt" style:font-style-asian="italic" style:font-weight-asian="bold" style:font-name-complex="F19" style:font-size-complex="12pt" style:font-style-complex="italic" style:font-weight-complex="bold"/>
    </style:style>
    <style:style style:name="P18" style:family="paragraph" style:parent-style-name="Standard">
      <style:paragraph-properties fo:line-height="200%" fo:text-align="start" style:justify-single-word="false" style:text-autospace="none"/>
      <style:text-properties style:font-name="Arial" fo:font-size="12pt" fo:font-style="italic" fo:font-weight="normal" style:font-name-asian="F19" style:font-size-asian="12pt" style:font-style-asian="italic" style:font-weight-asian="normal" style:font-name-complex="F19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e03e" style:font-weight-asian="bold" style:font-weight-complex="bold"/>
    </style:style>
    <style:style style:name="T4" style:family="text">
      <style:text-properties style:font-name="Bookman Old Style" fo:font-size="10.5pt" style:font-name-asian="F17" style:font-size-asian="10.5pt" style:font-name-complex="F17" style:font-size-complex="10.5pt"/>
    </style:style>
    <style:style style:name="T5" style:family="text">
      <style:text-properties style:font-name="Bookman Old Style" fo:font-size="10.5pt" fo:font-style="italic" style:font-name-asian="F19" style:font-size-asian="10.5pt" style:font-style-asian="italic" style:font-name-complex="F19" style:font-size-complex="10.5pt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8c3f3"/>
    </style:style>
    <style:style style:name="T8" style:family="text">
      <style:text-properties officeooo:rsid="0008e03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ista de Exercícios 1</text:p>
      <text:p text:style-name="P13">Métodos Estatísticos</text:p>
      <text:p text:style-name="P12">Professor <text:span text:style-name="T1">Wagner Tassinari</text:span></text:p>
      <text:p text:style-name="P1"><text:span text:style-name="T4">E-mail: </text:span><text:a xlink:type="simple" xlink:href="mailto:wtassinari@gmail.com" text:style-name="Internet_20_link" text:visited-style-name="Visited_20_Internet_20_Link"><text:span text:style-name="T5">wtassinari@gmail.com</text:span></text:a></text:p>
      <text:p text:style-name="P2"/>
      <text:p text:style-name="P3"/>
      <text:p text:style-name="P4"><text:span text:style-name="T2">Exercício 1</text:span> - <text:s/>Diferencie População de Amostra.</text:p>
      <text:p text:style-name="P4"><text:span text:style-name="T2">Exercício 2</text:span> - <text:s/>O que vem a ser Inferência Estatística ?</text:p>
      <text:p text:style-name="P4"><text:span text:style-name="T2">Exercício 3</text:span> - Diferencie Estudos Experimentais dos Estudos Observacionais. Cite exemplo de ambos os casos.</text:p>
      <text:p text:style-name="P4"><text:span text:style-name="T2">Exercício 4</text:span> - <text:s/>Cite, comente e exemplifique os princípios básicos dos estudos experimentais ?</text:p>
      <text:p text:style-name="P4"><text:span text:style-name="T2">Exercício 5</text:span> - <text:s/>O que vem a ser o cegamento dentro de um estudo experimental ? Fale das vantagens e dê exemplos em estudos.</text:p>
      <text:p text:style-name="P4"><text:span text:style-name="T2">Exercício 6 </text:span>- <text:s/>Conceitue Banco de Dados.</text:p>
      <text:p text:style-name="P4"><text:span text:style-name="T2">Exercício 7</text:span> - Cite pelo menos dois tipos de gráficos utilizados para representar variáveis quantitativas.</text:p>
      <text:p text:style-name="P4"><text:span text:style-name="T2">Exercício 8 </text:span>- Cite pelo menos dois tipos de gráficos utilizados para representar variáveis qualitativas.</text:p>
      <text:p text:style-name="P4"><text:span text:style-name="T2">Exercício 9</text:span> - Qual são os objetivos das medidas de tendência central ?</text:p>
      <text:p text:style-name="P4"><text:span text:style-name="T2">Exercício 10</text:span> - Qual são os objetivos das medidas de dispersão ?</text:p>
      <text:p text:style-name="P4"><text:span text:style-name="T2">Exercício 11</text:span> - <text:s/>Diferencie média, moda e mediana.</text:p>
      <text:p text:style-name="P4"><text:span text:style-name="T2">Exercício 12</text:span> - Diferencie variância, desvio-padrão e coeficiente de variação.</text:p>
      <text:p text:style-name="P4"><text:span text:style-name="T2">Exercício 13</text:span> - Se fossem registradas a relação peso <text:span text:style-name="T7">x</text:span> comprimento (em g/cm) de 168 peixes adultos, machos (Astyamax bimaculatus lacustris), o menor valor sendo 2,5 e o maior 5,3. Calcule a medida estatística mais apropriada <text:span text:style-name="T7">e possível de ser calculada </text:span>para avaliar a variabilidade dessa variável.</text:p>
      <text:p text:style-name="P4"><text:span text:style-name="T2">Exercício 14</text:span> - <text:s/>O intervalo entre partos de vacas leiteiras em uma fazenda apresentou <text:soft-page-break/>um valor médio de 840 dias e uma desvio padrão de 275 dias. Sendo uma variável que depende de fator hormonal, entre muitos outros, seu coeficiente de variação deve ser elevado. Calcule <text:span text:style-name="T8">o CV</text:span>.</text:p>
      <text:p text:style-name="P4"><text:span text:style-name="T2">Exercício 1</text:span><text:span text:style-name="T3">5</text:span> - Calcule a média, a moda, a mediana, os quartis e plot o boxplot dos dados abaixo.</text:p>
      <text:p text:style-name="P4"><text:span text:style-name="T2">1</text:span><text:span text:style-name="T3">5</text:span><text:span text:style-name="T2">.1 </text:span>- Taxa de glicose, em miligramas por 100ml de sangue, em ratos machos da raça Wistar, com 20 dias de idade. (n = 8)</text:p>
      <text:p text:style-name="P4">100,0; 100,0; 97,5; 80,0; 97,5; 85,0; 85,0 e 80,0</text:p>
      <text:p text:style-name="P4"><text:span text:style-name="T2">1</text:span><text:span text:style-name="T3">5.</text:span><text:span text:style-name="T2">2</text:span> - <text:s/>Peso corporal, em gramas, de ratos machos com 25 dias de idade. (n = 7)</text:p>
      <text:p text:style-name="P4">76; 81; 84; 78; 91; 83 e 87 </text:p>
      <text:p text:style-name="P4"><text:span text:style-name="T2">Exercício 1</text:span><text:span text:style-name="T3">6</text:span> - Os salários-hora de cinco veterinários de uma clínica são:</text:p>
      <text:p text:style-name="P4">R$ 75; R$ 90; R$ 83; R$ 142 e R$ 88</text:p>
      <text:p text:style-name="P4">Determine:</text:p>
      <text:p text:style-name="P4"><text:span text:style-name="T2">1</text:span><text:span text:style-name="T3">6</text:span><text:span text:style-name="T2">.1</text:span> - A média dos salários-hora;</text:p>
      <text:p text:style-name="P4"><text:span text:style-name="T2">1</text:span><text:span text:style-name="T3">6</text:span><text:span text:style-name="T2">.2 </text:span>- O salário-hora mediano.</text:p>
      <text:p text:style-name="P4"><text:span text:style-name="T2">Exercício 1</text:span><text:span text:style-name="T3">7</text:span><text:span text:style-name="T2"> </text:span>- Selecione aleatoriamente 5 cães, e calcule a média, a moda, os quartis do conjunto de dados abaixo referentes ao comprimento (em metros) de de cães da raça Labrador.</text:p>
      <text:p text:style-name="P4">1,02; 1,22; 1,40; 0,98; 1,44; 0,99; 1,25; 1,09; 1,33; 1,11; 1,13 e 1,17</text:p>
      <text:p text:style-name="P4"><text:span text:style-name="T2">Exercício 1</text:span><text:span text:style-name="T3">8 </text:span>- Os dez valores a seguir correspondem ao teor de colesterol sérico em cães machos normais, medidos em mg/100ml. Descreva estaticamente essa variável: 250, 265, 140, 380, 300, 230, 320, 163, 280 e 261.</text:p>
      <text:p text:style-name="P4"><text:span text:style-name="T2">Exercício </text:span><text:span text:style-name="T3">19</text:span> - Os dez valores a seguir correspondem também ao teor de colesterol sérico em cães normais, medidos em mg/100ml, desta vez fêmeas. Descreva estaticamente essa variável: 255, 290, 254,170, 150, 280, 386, 308, 237 e 147.</text:p>
      <text:p text:style-name="P4"><text:span text:style-name="T2">Exercício </text:span><text:span text:style-name="T3">20</text:span> - Compare a distribuição dos dados acima (exercícios 1<text:span text:style-name="T8">8</text:span> e <text:span text:style-name="T8">19</text:span>) e responda <text:soft-page-break/>se teoricamente elas deveriam a ser iguais. E se segundo o conjunto de dados isso pode ser considerado como tal ? Explique.</text:p>
      <text:p text:style-name="P5"><text:span text:style-name="T2">Exercício 2</text:span><text:span text:style-name="T3">1</text:span><text:span text:style-name="T2"> -</text:span><text:span text:style-name="T6"> Classifique as variáveis abaixo:</text:span></text:p>
      <text:p text:style-name="P7">a) Sexo;</text:p>
      <text:p text:style-name="P7">b) Renda;</text:p>
      <text:p text:style-name="P7">c) Peso ao nascer;</text:p>
      <text:p text:style-name="P7">d) Escolaridade;</text:p>
      <text:p text:style-name="P7">e) Raça;</text:p>
      <text:p text:style-name="P7">f) Quantidade de leitos em um hospital;</text:p>
      <text:p text:style-name="P5"><text:span text:style-name="T2">Exercício 2</text:span><text:span text:style-name="T3">2</text:span><text:span text:style-name="T2">- </text:span><text:s/>Foi feita a contagem do número de parasitas em 20 hospedeiros:</text:p>
      <text:p text:style-name="P4"><draw:frame draw:style-name="fr1" draw:name="Object1" text:anchor-type="paragraph" svg:x="3.969cm" svg:y="-0.009cm" svg:width="9.024cm" svg:height="2.738cm" draw:z-index="0"><draw:object xlink:href="./Object 1" xlink:type="simple" xlink:show="embed" xlink:actuate="onLoad"/><draw:image xlink:href="./ObjectReplacements/Object 1" xlink:type="simple" xlink:show="embed" xlink:actuate="onLoad"/></draw:frame>obtenha a distribuição de frequência e construa um histograma da tabela de distribuição de frequências.</text:p>
      <text:p text:style-name="P8"/>
      <text:p text:style-name="P4"><text:span text:style-name="T2">Exercício 2</text:span><text:span text:style-name="T3">3</text:span><text:span text:style-name="T2"> - </text:span>Construa uma tabela de distribuição de frequências com os dados dos pesos dos cães em quilogramas. Construa uma tabela de distribuição de frequências e represente graficamente se possível. </text:p>
      <text:p text:style-name="P8"><draw:frame draw:style-name="fr1" draw:name="Object3" text:anchor-type="paragraph" svg:x="4.207cm" svg:y="-0.012cm" svg:width="8.597cm" svg:height="5.092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5"><text:soft-page-break/><text:span text:style-name="T2">Exercício 2</text:span><text:span text:style-name="T3">4</text:span><text:span text:style-name="T2"> -</text:span> Usando o gráfico de barras e o de setores, represente as tabelas abaixo:</text:p>
      <text:p text:style-name="P9"/>
      <text:p text:style-name="P6">2<text:span text:style-name="T8">4</text:span>.1 - <text:s/><text:span text:style-name="T6">Produção de ovos de galinha. Brasil – 1992</text:span></text:p>
      <text:p text:style-name="P8"><draw:frame draw:style-name="fr2" draw:name="Object4" text:anchor-type="paragraph" svg:x="0.011cm" svg:y="0.007cm" svg:width="9.657cm" svg:height="3.646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6">2<text:span text:style-name="T8">4</text:span>.2 - <text:span text:style-name="T6">Suicidas segundo o sexo. Brasil, 1986</text:span></text:p>
      <text:p text:style-name="P9"><draw:frame draw:style-name="fr1" draw:name="Object5" text:anchor-type="paragraph" svg:x="0.011cm" svg:y="0.005cm" svg:width="6.773cm" svg:height="1.808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6">Exercício 2<text:span text:style-name="T8">5 </text:span>- <text:span text:style-name="T6">Dada a distribuição de frequência:</text:span></text:p>
      <text:p text:style-name="P7"><draw:frame draw:style-name="fr1" draw:name="Object8" text:anchor-type="paragraph" svg:x="0.011cm" svg:y="-0.009cm" svg:width="6.246cm" svg:height="1.799cm" draw:z-index="5"><draw:object xlink:href="./Object 2" xlink:type="simple" xlink:show="embed" xlink:actuate="onLoad"/><draw:image xlink:href="./ObjectReplacements/Object 2" xlink:type="simple" xlink:show="embed" xlink:actuate="onLoad"/></draw:frame>Determine:</text:p>
      <text:p text:style-name="P6">a) <draw:frame draw:style-name="fr3" draw:name="Object7" text:anchor-type="as-char" svg:width="1.15cm" svg:height="0.586cm" draw:z-index="4"><draw:object xlink:href="./Object 6" xlink:type="simple" xlink:show="embed" xlink:actuate="onLoad"/><draw:image xlink:href="./ObjectReplacements/Object 6" xlink:type="simple" xlink:show="embed" xlink:actuate="onLoad"/></draw:frame><text:span text:style-name="T6">;</text:span></text:p>
      <text:p text:style-name="P6">b)<text:span text:style-name="T6"> as frequências relativas;</text:span></text:p>
      <text:p text:style-name="P6">c) <text:span text:style-name="T6">as frequências acumuladas;</text:span></text:p>
      <text:p text:style-name="P6">d) <text:span text:style-name="T6">as frequências relativas acumuladas.</text:span></text:p>
      <text:p text:style-name="P10"/>
      <text:p text:style-name="P9"><text:span text:style-name="T6"/></text:p>
      <text:list xml:id="list775350490" text:style-name="L1">
        <text:list-header>
          <text:p text:style-name="P16"/>
        </text:list-header>
      </text:list>
      <text:p text:style-name="P9"/>
      <text:p text:style-name="P9"/>
      <text:p text:style-name="P10"><text:soft-page-break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17" svg:font-family="F17" style:font-family-generic="swiss"/>
    <style:font-face style:name="F18" svg:font-family="F18" style:font-family-generic="swiss"/>
    <style:font-face style:name="F19" svg:font-family="F19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3-31T10:33:52.63</meta:creation-date>
    <meta:editing-cycles>4</meta:editing-cycles>
    <meta:editing-duration>PT20M24S</meta:editing-duration>
    <dc:date>2020-01-19T15:58:42.039021996</dc:date>
    <meta:document-statistic meta:table-count="0" meta:image-count="0" meta:object-count="6" meta:page-count="5" meta:paragraph-count="52" meta:word-count="667" meta:character-count="3925" meta:non-whitespace-character-count="32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Bookman Old Style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ookman Old Style" fo:font-size="8pt" style:font-size-asian="8pt" style:font-size-complex="8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Bookman Old Style" fo:font-size="8pt" style:font-size-asian="8pt" style:font-size-complex="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ce5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3" calcext:value-type="float">
            <text:p>33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3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table:number-columns-repeated="2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6" calcext:value-type="float">
            <text:p>66</text:p>
          </table:table-cell>
          <table:table-cell table:style-name="ce6"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20:50:36.459141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13"/>
          <table:table-cell table:style-name="ce1" office:value-type="string" calcext:value-type="string">
            <text:p>xi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3">
          <table:table-cell table:number-columns-repeated="13"/>
          <table:table-cell table:style-name="ce2" office:value-type="string" calcext:value-type="string">
            <text:p>fi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20:55:21.904077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3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2"/>
          <table:table-cell table:style-name="ce1" office:value-type="float" office:value="23" calcext:value-type="float">
            <text:p>23,0</text:p>
          </table:table-cell>
          <table:table-cell table:style-name="ce1" office:value-type="float" office:value="19" calcext:value-type="float">
            <text:p>19,0</text:p>
          </table:table-cell>
          <table:table-cell table:style-name="ce1" office:value-type="float" office:value="20" calcext:value-type="float">
            <text:p>20,0</text:p>
          </table:table-cell>
        </table:table-row>
        <table:table-row table:style-name="ro3">
          <table:table-cell table:number-columns-repeated="2"/>
          <table:table-cell table:style-name="ce2" office:value-type="float" office:value="22.7" calcext:value-type="float">
            <text:p>22,7</text:p>
          </table:table-cell>
          <table:table-cell table:style-name="ce2" office:value-type="float" office:value="19.5" calcext:value-type="float">
            <text:p>19,5</text:p>
          </table:table-cell>
          <table:table-cell table:style-name="ce2" office:value-type="float" office:value="19.3" calcext:value-type="float">
            <text:p>19,3</text:p>
          </table:table-cell>
        </table:table-row>
        <table:table-row table:style-name="ro3">
          <table:table-cell table:number-columns-repeated="2"/>
          <table:table-cell table:style-name="ce2" office:value-type="float" office:value="21.5" calcext:value-type="float">
            <text:p>21,5</text:p>
          </table:table-cell>
          <table:table-cell table:style-name="ce2" office:value-type="float" office:value="20.1" calcext:value-type="float">
            <text:p>20,1</text:p>
          </table:table-cell>
          <table:table-cell table:style-name="ce2" office:value-type="float" office:value="22.3" calcext:value-type="float">
            <text:p>22,3</text:p>
          </table:table-cell>
        </table:table-row>
        <table:table-row table:style-name="ro3">
          <table:table-cell table:number-columns-repeated="2"/>
          <table:table-cell table:style-name="ce2" office:value-type="float" office:value="17" calcext:value-type="float">
            <text:p>17,0</text:p>
          </table:table-cell>
          <table:table-cell table:style-name="ce2" office:value-type="float" office:value="25.5" calcext:value-type="float">
            <text:p>25,5</text:p>
          </table:table-cell>
          <table:table-cell table:style-name="ce2" office:value-type="float" office:value="14" calcext:value-type="float">
            <text:p>14,0</text:p>
          </table:table-cell>
        </table:table-row>
        <table:table-row table:style-name="ro3">
          <table:table-cell table:number-columns-repeated="2"/>
          <table:table-cell table:style-name="ce2" office:value-type="float" office:value="28.4" calcext:value-type="float">
            <text:p>28,4</text:p>
          </table:table-cell>
          <table:table-cell table:style-name="ce2" office:value-type="float" office:value="24.1" calcext:value-type="float">
            <text:p>24,1</text:p>
          </table:table-cell>
          <table:table-cell table:style-name="ce2" office:value-type="float" office:value="15.8" calcext:value-type="float">
            <text:p>15,8</text:p>
          </table:table-cell>
        </table:table-row>
        <table:table-row table:style-name="ro3">
          <table:table-cell table:number-columns-repeated="2"/>
          <table:table-cell table:style-name="ce2" office:value-type="float" office:value="19" calcext:value-type="float">
            <text:p>19,0</text:p>
          </table:table-cell>
          <table:table-cell table:style-name="ce2" office:value-type="float" office:value="23" calcext:value-type="float">
            <text:p>23,0</text:p>
          </table:table-cell>
          <table:table-cell table:style-name="ce2" office:value-type="float" office:value="16" calcext:value-type="float">
            <text:p>16,0</text:p>
          </table:table-cell>
        </table:table-row>
        <table:table-row table:style-name="ro3">
          <table:table-cell table:number-columns-repeated="2"/>
          <table:table-cell table:style-name="ce2" office:value-type="float" office:value="14.5" calcext:value-type="float">
            <text:p>14,5</text:p>
          </table:table-cell>
          <table:table-cell table:style-name="ce2" office:value-type="float" office:value="18" calcext:value-type="float">
            <text:p>18,0</text:p>
          </table:table-cell>
          <table:table-cell table:style-name="ce2" office:value-type="float" office:value="15" calcext:value-type="float">
            <text:p>15,0</text:p>
          </table:table-cell>
        </table:table-row>
        <table:table-row table:style-name="ro3">
          <table:table-cell table:number-columns-repeated="2"/>
          <table:table-cell table:style-name="ce3" office:value-type="float" office:value="22.2" calcext:value-type="float">
            <text:p>22,2</text:p>
          </table:table-cell>
          <table:table-cell table:style-name="ce3" office:value-type="float" office:value="19" calcext:value-type="float">
            <text:p>19,0</text:p>
          </table:table-cell>
          <table:table-cell table:style-name="ce3" office:value-type="float" office:value="16" calcext:value-type="float">
            <text:p>16,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20:51:51.433320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6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>
          <table:table-cell table:number-columns-repeated="7"/>
          <table:table-cell table:style-name="ce1" office:value-type="string" calcext:value-type="string">
            <text:p>Regiões</text:p>
          </table:table-cell>
          <table:table-cell table:style-name="ce5" office:value-type="string" calcext:value-type="string">
            <text:p>Quantidade (1.000 dúzias)</text:p>
          </table:table-cell>
        </table:table-row>
        <table:table-row table:style-name="ro3">
          <table:table-cell table:number-columns-repeated="7"/>
          <table:table-cell table:style-name="ce2" office:value-type="string" calcext:value-type="string">
            <text:p>Norte</text:p>
          </table:table-cell>
          <table:table-cell table:style-name="ce6" office:value-type="string" calcext:value-type="string">
            <text:p>57 297</text:p>
          </table:table-cell>
        </table:table-row>
        <table:table-row table:style-name="ro3">
          <table:table-cell table:number-columns-repeated="7"/>
          <table:table-cell table:style-name="ce3" office:value-type="string" calcext:value-type="string">
            <text:p>Nordeste</text:p>
          </table:table-cell>
          <table:table-cell table:style-name="ce7" office:value-type="string" calcext:value-type="string">
            <text:p>414 804</text:p>
          </table:table-cell>
        </table:table-row>
        <table:table-row table:style-name="ro3">
          <table:table-cell table:number-columns-repeated="7"/>
          <table:table-cell table:style-name="ce3" office:value-type="string" calcext:value-type="string">
            <text:p>Sudeste</text:p>
          </table:table-cell>
          <table:table-cell table:style-name="ce7" office:value-type="string" calcext:value-type="string">
            <text:p>984 659</text:p>
          </table:table-cell>
        </table:table-row>
        <table:table-row table:style-name="ro3">
          <table:table-cell table:number-columns-repeated="7"/>
          <table:table-cell table:style-name="ce3" office:value-type="string" calcext:value-type="string">
            <text:p>Sul</text:p>
          </table:table-cell>
          <table:table-cell table:style-name="ce7" office:value-type="string" calcext:value-type="string">
            <text:p>615 978</text:p>
          </table:table-cell>
        </table:table-row>
        <table:table-row table:style-name="ro3">
          <table:table-cell table:number-columns-repeated="7"/>
          <table:table-cell table:style-name="ce4" office:value-type="string" calcext:value-type="string">
            <text:p>Centro-Oeste</text:p>
          </table:table-cell>
          <table:table-cell table:style-name="ce8" office:value-type="string" calcext:value-type="string">
            <text:p>126 34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20:53:10.120951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Bookman Old Sty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Bookman Old Style" fo:font-size="10.5pt" fo:font-style="italic" style:font-size-asian="10.5pt" style:font-style-asian="italic" style:font-size-complex="10.5pt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10"/>
          <table:table-cell table:style-name="ce1" office:value-type="string" calcext:value-type="string">
            <text:p>Sexo</text:p>
          </table:table-cell>
          <table:table-cell table:style-name="ce4" office:value-type="string" calcext:value-type="string">
            <text:p>fi</text:p>
          </table:table-cell>
        </table:table-row>
        <table:table-row table:style-name="ro3">
          <table:table-cell table:number-columns-repeated="10"/>
          <table:table-cell table:style-name="ce2" office:value-type="string" calcext:value-type="string">
            <text:p>Masculino</text:p>
          </table:table-cell>
          <table:table-cell table:style-name="ce5" office:value-type="string" calcext:value-type="string">
            <text:p>3 562</text:p>
          </table:table-cell>
        </table:table-row>
        <table:table-row table:style-name="ro3">
          <table:table-cell table:number-columns-repeated="10"/>
          <table:table-cell table:style-name="ce3" office:value-type="string" calcext:value-type="string">
            <text:p>Feminino</text:p>
          </table:table-cell>
          <table:table-cell table:style-name="ce6" office:value-type="string" calcext:value-type="string">
            <text:p>1 192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20:53:50.352779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b>
        <math:mi>f</math:mi>
        <math:mi>i</math:mi>
      </math:msub>
    </math:mrow>
    <math:annotation math:encoding="StarMath 5.0">sum f_i</math:annotation>
  </math:semantics>
</math:math>
</file>